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1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22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7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199cm" svg:x="5.8cm" svg:y="5.288cm">
          <draw:text-box>
            <text:p text:style-name="P1"><text:span text:style-name="T4">Sever </text:span><text:span text:style-name="T5">u </text:span><text:span text:style-name="T4"><text:s/>= 3 from its original parent, 4</text:span></text:p>
          </draw:text-box>
        </draw:frame>
        <draw:line draw:style-name="gr10" draw:text-style-name="P2" draw:layer="layout" svg:x1="10.188cm" svg:y1="2.625cm" svg:x2="11.2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3.576cm" svg:y2="1.426cm" draw:start-shape="id11" draw:start-glue-point="5" draw:end-shape="id9" draw:end-glue-point="8" svg:d="M14351 4301c0-1911-775-474-775-2875" svg:viewBox="0 0 776 2876">
          <text:p/>
        </draw:connector>
        <draw:frame draw:style-name="gr17" draw:text-style-name="P8" draw:layer="layout" svg:width="5.3cm" svg:height="1.199cm" svg:x="11.5cm" svg:y="5.302cm">
          <draw:text-box>
            <text:p text:style-name="P1"><text:span text:style-name="T4">Reparent </text:span><text:span text:style-name="T5">u </text:span><text:span text:style-name="T4"><text:s/>= 3 to its new parent, </text:span><text:span text:style-name="T5">v</text:span><text:span text:style-name="T4"> <text:s/>= 1</text:span></text:p>
          </draw:text-box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8" draw:text-style-name="P9" draw:layer="layout" svg:width="0.3cm" svg:height="0.645cm" svg:x="16.4cm" svg:y="3.6cm">
          <draw:text-box>
            <text:p><text:span text:style-name="T7">2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19" draw:text-style-name="P10" draw:layer="layout" svg:width="0.697cm" svg:height="0.645cm" svg:x="7.73cm" svg:y="5.5cm">
          <draw:text-box>
            <text:p><text:span text:style-name="T8">2</text:span></text:p>
          </draw:text-box>
        </draw:frame>
        <draw:frame draw:style-name="gr19" draw:text-style-name="P10" draw:layer="layout" svg:width="0.697cm" svg:height="0.645cm" svg:x="13.977cm" svg:y="5.501cm">
          <draw:text-box>
            <text:p><text:span text:style-name="T8">2</text:span></text:p>
          </draw:text-box>
        </draw:frame>
        <draw:frame draw:style-name="gr19" draw:text-style-name="P10" draw:layer="layout" svg:width="0.697cm" svg:height="0.645cm" svg:x="14.704cm" svg:y="5.992cm">
          <draw:text-box>
            <text:p><text:span text:style-name="T8">2</text:span></text:p>
          </draw:text-box>
        </draw:frame>
        <draw:g>
          <draw:path draw:style-name="gr20" draw:text-style-name="P11" draw:layer="layout" svg:width="0.499cm" svg:height="0.45cm" svg:x="8.6cm" svg:y="3.4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20" draw:text-style-name="P11" draw:layer="layout" svg:width="0.042cm" svg:height="0.03cm" svg:x="8.958cm" svg:y="3.612cm" svg:viewBox="0 0 43 31" svg:d="M21 31c-7 0-14 0-21 0 0-10 0-20 0-31 14 0 28 0 43 0 0 11 0 21 0 31-8 0-15 0-22 0z">
            <text:p/>
          </draw:path>
          <draw:path draw:style-name="gr20" draw:text-style-name="P11" draw:layer="layout" svg:width="0.042cm" svg:height="0.03cm" svg:x="9.032cm" svg:y="3.612cm" svg:viewBox="0 0 43 31" svg:d="M21 31c-7 0-14 0-21 0 0-10 0-20 0-31 14 0 28 0 43 0 0 11 0 21 0 31-8 0-15 0-22 0z">
            <text:p/>
          </draw:path>
        </draw:g>
        <draw:g>
          <draw:path draw:style-name="gr21" draw:text-style-name="P2" draw:layer="layout" svg:width="0.479cm" svg:height="0.479cm" svg:x="13.632cm" svg:y="1.491cm" svg:viewBox="0 0 480 480" svg:d="M21 357c119-119 238-238 357-357 34 34 68 68 102 103-118 119-237 237-356 356-42 7-83 14-124 21 7-41 14-82 21-123z">
            <text:p/>
          </draw:path>
          <draw:path draw:style-name="gr22" draw:text-style-name="P1" draw:layer="layout" svg:width="0.148cm" svg:height="0cm" draw:transform="skewX (-0.744382925975582) rotate (-0.785398163397448) translate (13.6537281424494cm 1.84232443472723cm)" svg:viewBox="0 0 149 1" svg:d="M0 1c50-1 100-1 149-1">
            <text:p/>
          </draw:path>
          <draw:path draw:style-name="gr22" draw:text-style-name="P1" draw:layer="layout" svg:width="0.493cm" svg:height="0cm" draw:transform="skewX (0.748397183255168) rotate (-2.35479822679075) translate (14.0544311914988cm 1.54843802357696cm)" svg:viewBox="0 0 494 1" svg:d="M0 0c165 0 329 1 494 1">
            <text:p/>
          </draw:path>
          <draw:path draw:style-name="gr22" draw:text-style-name="P1" draw:layer="layout" svg:width="0.052cm" svg:height="0.001cm" draw:transform="skewX (-0.724311639577647) rotate (-0.744382925975583) translate (13.6377363875492cm 1.9280258664235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28:33.225274056</dc:date>
    <meta:editing-duration>PT15H1M23S</meta:editing-duration>
    <meta:editing-cycles>37</meta:editing-cycles>
    <meta:generator>LibreOffice/6.0.7.3$Linux_X86_64 LibreOffice_project/00m0$Build-3</meta:generator>
    <meta:document-statistic meta:object-count="69"/>
  </office:meta>
</office:document-meta>
</file>